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ghthouse <text:s/>Stack</text:p>
      <text:p text:style-name="Standard"/>
      <text:p text:style-name="Standard">A protocol to create optimized Multi-Cluster Sensor Networks.</text:p>
      <text:p text:style-name="Standard"/>
      <text:p text:style-name="Standard">Startup:</text:p>
      <text:p text:style-name="Standard"/>
      <text:p text:style-name="Standard">Every Node waits two times the min-communication intervall, if </text:p>
      <text:p text:style-name="Standard"><text:tab/>It hears none other, it starts sending its id+birthtime as timestamp and </text:p>
      <text:p text:style-name="Standard"><text:tab/>becomes a Lighthouse, sending a Message with ID- and waiting for Gateways to register in t<text:tab/>this Message second part.</text:p>
      <text:p text:style-name="Standard"/>
      <text:p text:style-name="Standard"><text:tab/>It hears only one node sending in Lighthousemode, it belongs to the cluster, it sends its id in <text:tab/>response to the Lighthouse and registers there remaining a Node.</text:p>
      <text:p text:style-name="Standard"/>
      <text:p text:style-name="Standard"><text:tab/>It hears several other Lighthouses, it chooses the oldest one and belongs to that cluster.</text:p>
      <text:p text:style-name="Standard"/>
      <text:p text:style-name="Standard"><text:tab/> This Node in Addition becomes a Gateway to all other Lighthouses it listened to, <text:tab/></text:p>
      <text:p text:style-name="Standard"><text:tab/>registered to every Lighthouse it listend to.</text:p>
      <text:p text:style-name="Standard"/>
      <text:p text:style-name="Standard"><text:tab/>After the Sensornode registration phase for each Lighthouse has ended,</text:p>
      <text:p text:style-name="Standard"><text:s/><text:tab/>it sends the id+timestamp of each Lighthouse it has connections to, to each other <text:tab/>Lighthouse the Gateways know off and merges Packages similar .</text:p>
      <text:p text:style-name="Standard"/>
      <text:p text:style-name="Standard"><text:tab/>If a Sensornode awakens, and the Lighthouse is missing without replacement, it assumes <text:tab/>Clusterdisruption and goes into <text:s/>Start-Up mode.</text:p>
      <text:p text:style-name="Standard"/>
      <text:p text:style-name="Standard"/>
      <text:p text:style-name="Standard"/>
      <text:p text:style-name="Standard">Datatransmission:<text:tab/> </text:p>
      <text:p text:style-name="Standard"><text:tab/>Observation: The Communication between Sensornodes is taskbased, meaning it can stretch <text:tab/>across several clusters and can be aryhtmical or rhytmical with great periods of no <text:tab/>communication <text:s/>in between.</text:p>
      <text:p text:style-name="Standard"/>
      <text:p text:style-name="Standard"><text:tab/>Knowledge the Cluster needs to have for Routing: </text:p>
      <text:p text:style-name="Standard"><text:tab/>boolean ConstantCom,Time of Communication, <text:s/>Length of Payload, </text:p>
      <text:p text:style-name="Standard"><text:tab/>NeighbourCluster participating</text:p>
      <text:p text:style-name="Standard"/>
      <text:p text:style-name="Standard"><text:tab/>Knowledge the Sensornodes need:</text:p>
      <text:p text:style-name="Standard"><text:tab/>Time of Communication, Length of Payload,</text:p>
      <text:p text:style-name="Standard"><text:tab/><text:tab/>&gt; (PreagreedTaskID )+InternalID </text:p>
      <text:p text:style-name="Standard"><text:tab/><text:tab/>&gt; (PreagreedTaskID for internal Routing)</text:p>
      <text:p text:style-name="Standard"/>
      <text:p text:style-name="Standard"><text:tab/>SensorNode registrates his in Cluster Communication-wish with local Lighthouse, which <text:tab/>sends a request and a schedule-suggestion to the neighbouring Lighthouses to identify the <text:tab/>communicationpartner.</text:p>
      <text:p text:style-name="Standard"><text:tab/><text:tab/>On Success it computes the in-cluster Route and informs the Nodes concerned.</text:p>
      <text:p text:style-name="Standard"><text:tab/><text:tab/></text:p>
      <text:p text:style-name="Standard"><text:tab/><text:tab/>On Failure it informs the Node denied communication and sentences him to silence <text:tab/><text:tab/>for <text:s/>time min( Lighthouse-Sync-Period, timeSinceLastComRequest²)</text:p>
      <text:p text:style-name="Standard"/>
      <text:p text:style-name="Standard"><text:tab/>Shortest Lighthouse Route is estimated via Dijkstra. The ClusterToClusterRout is send with <text:tab/>the Task-ID and the agreed Schedule-Suggestion or the Schedule-Schnittmenge along the <text:soft-page-break/><text:tab/>Clusters participating.</text:p>
      <text:p text:style-name="Standard"><text:tab/>Every Neighbouringcluster whos communication can be disturbed, also gets a copy of that <text:tab/>Schedule part. <text:tab/></text:p>
      <text:p text:style-name="Standard"/>
      <text:p text:style-name="Standard"><text:tab/>The Payload is transmitted in the scheduled Slot. The participating Nodes within the <text:tab/>Cluster receive there wake up “Just-in-Time”, do there job, the last one within a cluster signs <text:tab/>off at the lighthouse, when it wakes up for Lighthouse Broadcast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Seidl-Schulz</meta:initial-creator>
    <meta:creation-date>2014-12-17T08:15:59.84</meta:creation-date>
    <dc:date>2015-01-16T10:53:32.37</dc:date>
    <dc:creator>Florian Seidl-Schulz</dc:creator>
    <meta:editing-duration>P6DT11H43M4S</meta:editing-duration>
    <meta:editing-cycles>8</meta:editing-cycles>
    <meta:generator>OpenOffice.org/3.4.1$Win32 OpenOffice.org_project/341m1$Build-9593</meta:generator>
    <meta:document-statistic meta:table-count="0" meta:image-count="0" meta:object-count="0" meta:page-count="2" meta:paragraph-count="29" meta:word-count="369" meta:character-count="2580"/>
  </office:meta>
</office:document-meta>
</file>